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3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&lt;=0" style:apply-style-name="ConditionalStyle_5f_4" style:base-cell-address="Лист1.E2"/>
    </style:style>
    <style:style style:name="ce18" style:family="table-cell" style:parent-style-name="Default">
      <style:map style:condition="cell-content()&lt;=0" style:apply-style-name="ConditionalStyle_5f_4" style:base-cell-address="Лист1.E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2"/>
        <table:table-column table:style-name="co4" table:default-cell-style-name="ce16"/>
        <table:table-column table:style-name="co5" table:default-cell-style-name="ce17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0" office:value-type="string" calcext:value-type="string">
            <text:p>techUnits </text:p>
          </table:table-cell>
          <table:table-cell table:style-name="ce10" office:value-type="string" calcext:value-type="string">
            <text:p>techToAcc</text:p>
          </table:table-cell>
          <table:table-cell table:style-name="ce15" office:value-type="string" calcext:value-type="string">
            <text:p>accUnits </text:p>
          </table:table-cell>
          <table:table-cell table:style-name="ce10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вт.вим. 1х6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72" office:value-type="float" office:value="72" calcext:value-type="float">
            <text:p>7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вт.вим. 1х10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72" office:value-type="float" office:value="72" calcext:value-type="float">
            <text:p>7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вт.вим. 3х25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94" calcext:value-type="float">
            <text:p>19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вт.вим. 3х250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000" calcext:value-type="float">
            <text:p>3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анспорт Газель </text:p>
          </table:table-cell>
          <table:table-cell office:value-type="string" calcext:value-type="string">
            <text:p>к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км</text:p>
          </table:table-cell>
          <table:table-cell office:value-type="float" office:value="20" calcext:value-type="float">
            <text:p>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анспорт Громадськи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анспорт Нова пошт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обові Україн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ле Relpol R3; AC220V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50" calcext:value-type="float">
            <text:p>4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ле Relpol R3; Клемна колодка GZT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87.55*1.2" office:value-type="float" office:value="105.06" calcext:value-type="float">
            <text:p>105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інц.вим. ВП15М4221 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20" calcext:value-type="float">
            <text:p>3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емна колодка, 10х2,5мм2</text:p>
          </table:table-cell>
          <table:table-cell office:value-type="string" calcext:value-type="string">
            <text:p>шт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шт</text:p>
          </table:table-cell>
          <table:table-cell office:value-type="float" office:value="55" calcext:value-type="float">
            <text:p>5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ампа AD22-DS, AC220, Черв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ампа AD22-DS, AC220, Зел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$E$14]"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ампа AD22-DS, AC220, Жов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$E$14]"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рмоввод PG9, пласти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6" calcext:value-type="float">
            <text:p>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рмоввод PG9, латун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5" calcext:value-type="float">
            <text:p>3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рмоввод PG18, пласти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3.4" calcext:value-type="float">
            <text:p>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рмоввод PG42, пласти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8" calcext:value-type="float">
            <text:p>4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з'єднувач РЕ19-43-31140 (рубильник)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400" calcext:value-type="float">
            <text:p>10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лка AC220V, 1ф, 2х16А + GND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5" calcext:value-type="float">
            <text:p>5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Аналізатор парам.мережі ТРМ-01ESH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2600" office:value-type="float" office:value="2600" calcext:value-type="float">
            <text:p>2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ансформатор току ТТИ-100 1600/5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.2*1785" office:value-type="float" office:value="2142" calcext:value-type="float">
            <text:p>2142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Запобіжник плавкий 5А; д3х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Термостат KSD301-100h; 100C; НЗ; 220V10A 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9*1.2" office:value-type="float" office:value="22.8" calcext:value-type="float">
            <text:p>22,8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Терморег. ТРП-08-ТП-Щ1 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800" calcext:value-type="float">
            <text:p>18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Терморег. ТРП-08-ТП-Щ1 <text:s/>+ RS-48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400" calcext:value-type="float">
            <text:p>24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Терморег. ТРП-08-ТП-Щ2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700" calcext:value-type="float">
            <text:p>17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Терморег. ТРП-08-ТП-Щ2 <text:s/>+ RS-48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Терморег. ТРП-09-ТП-Щ2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Терморег. ТРП-09-ТП-Щ1 <text:s/>+ RS-48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600" calcext:value-type="float">
            <text:p>26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Перетворювач RS485-USB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100" calcext:value-type="float">
            <text:p>21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Вентилятор ВН-2; 220В; 115х11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Вентилятор PTF1500 з фільтром та реш. <text:s/>160х16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.2*608" office:value-type="float" office:value="729.6" calcext:value-type="float">
            <text:p>729,6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Вентилятор ВЦ-4-75-N2,5; 0,55кВт; 1500об/хв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7000" calcext:value-type="float">
            <text:p>7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з’єм <text:s/>RJ-45 мама, на панел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з’єм RJ-45 папа, на кабел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з’єм RJ45. Ковпачо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.3" calcext:value-type="float">
            <text:p>1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ель мережевий LAN F/UTP-cat5E 4х2 зовнішній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15.8" calcext:value-type="float">
            <text:p>15,8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Перемикач з ключем BSW10-AKS-2-K02 АKS-22; 1НВ+1НЗ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.2*168.67" office:value-type="float" office:value="202.404" calcext:value-type="float">
            <text:p>202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ремикач клавішн. з підсв.; Зел; On/Off; AE-C1353ABNAB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нопка S2PR-P1K. Нажимна; чорна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7.85" calcext:value-type="float">
            <text:p>37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нопка S2PR-P1K. Контакт НО SA-CA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.35" calcext:value-type="float">
            <text:p>5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нопка S2PR-P1K. Контакт НЗ SA-CB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.35" calcext:value-type="float">
            <text:p>50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1160М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49.08" calcext:value-type="float">
            <text:p>449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1160ДМ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40" calcext:value-type="float">
            <text:p>10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1561ДМ , АС220, реверсн. подвійний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900" calcext:value-type="float">
            <text:p>9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2160ДМ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МЛ-2561ДМ , АС220, реверсн. подвійний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МЛ-4160М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000" calcext:value-type="float">
            <text:p>2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5160ДМ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МЛ-5100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9700" calcext:value-type="float">
            <text:p>97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МЛ-6100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МЛ-7100 , АС220, пускач магн.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3000" calcext:value-type="float">
            <text:p>13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ТЛ-1007; 1.5..2.6А; Реле теплов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.2*296" office:value-type="float" office:value="355.2" calcext:value-type="float">
            <text:p>355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ТЛ-1008; 2.4..4А; Реле теплов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55.2" calcext:value-type="float">
            <text:p>355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ТЛ-1014; 7..10А; Реле теплове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55.2" calcext:value-type="float">
            <text:p>355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містор ТС-112-16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имістор ТС-122-25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имістор ТС-132-50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имістор ТС-142-80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30" calcext:value-type="float">
            <text:p>5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містор ТС-152-125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имістор ТС-152-160-4..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50" calcext:value-type="float">
            <text:p>8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чка пластикова 118мм чорна, посилена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ітка 20х20х2, 304S</text:p>
          </table:table-cell>
          <table:table-cell office:value-type="string" calcext:value-type="string">
            <text:p>м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2</text:p>
          </table:table-cell>
          <table:table-cell office:value-type="float" office:value="850" calcext:value-type="float">
            <text:p>8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ітка 25х25х2, 304S</text:p>
          </table:table-cell>
          <table:table-cell office:value-type="string" calcext:value-type="string">
            <text:p>м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2</text:p>
          </table:table-cell>
          <table:table-cell office:value-type="float" office:value="850" calcext:value-type="float">
            <text:p>8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ітка 25х25х2, Оц</text:p>
          </table:table-cell>
          <table:table-cell office:value-type="string" calcext:value-type="string">
            <text:p>м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2</text:p>
          </table:table-cell>
          <table:table-cell office:value-type="float" office:value="220" calcext:value-type="float">
            <text:p>2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ітка 0,4х0,4х0,3, 304S</text:p>
          </table:table-cell>
          <table:table-cell office:value-type="string" calcext:value-type="string">
            <text:p>м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2</text:p>
          </table:table-cell>
          <table:table-cell office:value-type="float" office:value="1050" calcext:value-type="float">
            <text:p>10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опара ТХА-101М-012.03; 1200С; L=500; d=8; l=30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90" calcext:value-type="float">
            <text:p>19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опара ТХА-101М-012.03; 1100С; L=600; d=6; l=30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670" calcext:value-type="float">
            <text:p>16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опара ТХК-101М; L=500; d=8; l=10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90" calcext:value-type="float">
            <text:p>19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ід ПВ-3-1.5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від ПВ-3-2.5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12" calcext:value-type="float">
            <text:p>1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ід ПВ-3-4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від ПВ-3-6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від ПВ-3-10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від ПВ-3-16 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75" calcext:value-type="float">
            <text:p>7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ід ПВ-3-25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120" calcext:value-type="float">
            <text:p>1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ід ПВ-3-35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ровід ПВС 4х0,75 мм2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20" calcext:value-type="float">
            <text:p>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від ПВС 3х0,75 мм2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15" calcext:value-type="float">
            <text:p>1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б.нак.; д8/16мм2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" calcext:value-type="float">
            <text:p>8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етля ШД-2; TVD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3" calcext:value-type="float">
            <text:p>3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ей ТИ-1К-Х</text:p>
          </table:table-cell>
          <table:table-cell office:value-type="string" calcext:value-type="string">
            <text:p>м3</text:p>
          </table:table-cell>
          <table:table-cell office:value-type="float" office:value="1500" calcext:value-type="float">
            <text:p>1500,00</text:p>
          </table:table-cell>
          <table:table-cell office:value-type="string" calcext:value-type="string">
            <text:p>кг</text:p>
          </table:table-cell>
          <table:table-cell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23А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H86]*[.$R$2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23А Morgan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H87]*[.$Q$2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26А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H88]*[.$R$2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26А Morgan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[.H89]*[.$Q$2]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ША-№5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гла КПД-400, 115х230х65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лита ШПГТ; 95х490х49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лита ПМТБ-2; 50х1000х500; 120кг/м3</text:p>
          </table:table-cell>
          <table:table-cell office:value-type="string" calcext:value-type="string">
            <text:p>м2</text:p>
          </table:table-cell>
          <table:table-cell table:formula="of:=0.05*1*0.5" office:value-type="float" office:value="0.025" calcext:value-type="float">
            <text:p>0,03</text:p>
          </table:table-cell>
          <table:table-cell office:value-type="string" calcext:value-type="string">
            <text:p>м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TX-1260B плита; 50х1200х1200</text:p>
          </table:table-cell>
          <table:table-cell office:value-type="string" calcext:value-type="string">
            <text:p>м2</text:p>
          </table:table-cell>
          <table:table-cell table:formula="of:=1.2*1.2" office:value-type="float" office:value="1.44" calcext:value-type="float">
            <text:p>1,44</text:p>
          </table:table-cell>
          <table:table-cell office:value-type="string" calcext:value-type="string">
            <text:p>шт</text:p>
          </table:table-cell>
          <table:table-cell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0,8; Ст; 1250х2500</text:p>
          </table:table-cell>
          <table:table-cell office:value-type="string" calcext:value-type="string">
            <text:p>м2</text:p>
          </table:table-cell>
          <table:table-cell table:formula="of:=7.85*[.H95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0; Ст; 1250х2500</text:p>
          </table:table-cell>
          <table:table-cell office:value-type="string" calcext:value-type="string">
            <text:p>м2</text:p>
          </table:table-cell>
          <table:table-cell table:formula="of:=7.85*[.H96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5; Ст; 1250х2500</text:p>
          </table:table-cell>
          <table:table-cell office:value-type="string" calcext:value-type="string">
            <text:p>м2</text:p>
          </table:table-cell>
          <table:table-cell table:formula="of:=7.85*[.H97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2; Ст; 1250х2500</text:p>
          </table:table-cell>
          <table:table-cell office:value-type="string" calcext:value-type="string">
            <text:p>м2</text:p>
          </table:table-cell>
          <table:table-cell table:formula="of:=7.85*[.H98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3; Ст; 1250х2500</text:p>
          </table:table-cell>
          <table:table-cell office:value-type="string" calcext:value-type="string">
            <text:p>м2</text:p>
          </table:table-cell>
          <table:table-cell table:formula="of:=7.85*[.H99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5; Ст; 1500х6000</text:p>
          </table:table-cell>
          <table:table-cell office:value-type="string" calcext:value-type="string">
            <text:p>м2</text:p>
          </table:table-cell>
          <table:table-cell table:formula="of:=7.85*[.H100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6; Ст; 1500х6000</text:p>
          </table:table-cell>
          <table:table-cell office:value-type="string" calcext:value-type="string">
            <text:p>м2</text:p>
          </table:table-cell>
          <table:table-cell table:formula="of:=7.85*[.H101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8; Ст; 1500х6000</text:p>
          </table:table-cell>
          <table:table-cell office:value-type="string" calcext:value-type="string">
            <text:p>м2</text:p>
          </table:table-cell>
          <table:table-cell table:formula="of:=7.85*[.H102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0; Ст; 1500х6000</text:p>
          </table:table-cell>
          <table:table-cell office:value-type="string" calcext:value-type="string">
            <text:p>м2</text:p>
          </table:table-cell>
          <table:table-cell table:formula="of:=7.85*[.H103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95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2; 310S; 1250х2500</text:p>
          </table:table-cell>
          <table:table-cell office:value-type="string" calcext:value-type="string">
            <text:p>м2</text:p>
          </table:table-cell>
          <table:table-cell table:formula="of:=7.85*[.H104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3; 310S; 1250х2500</text:p>
          </table:table-cell>
          <table:table-cell office:value-type="string" calcext:value-type="string">
            <text:p>м2</text:p>
          </table:table-cell>
          <table:table-cell table:formula="of:=7.85*[.H105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04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5; 310S; 1500х3000</text:p>
          </table:table-cell>
          <table:table-cell office:value-type="string" calcext:value-type="string">
            <text:p>м2</text:p>
          </table:table-cell>
          <table:table-cell table:formula="of:=7.85*[.H106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04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6; 310S; 1500х3000</text:p>
          </table:table-cell>
          <table:table-cell office:value-type="string" calcext:value-type="string">
            <text:p>м2</text:p>
          </table:table-cell>
          <table:table-cell table:formula="of:=7.85*[.H107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04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8; 310S; 1500х3000</text:p>
          </table:table-cell>
          <table:table-cell office:value-type="string" calcext:value-type="string">
            <text:p>м2</text:p>
          </table:table-cell>
          <table:table-cell table:formula="of:=7.85*[.H108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04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0; 310S; 1500х3000</text:p>
          </table:table-cell>
          <table:table-cell office:value-type="string" calcext:value-type="string">
            <text:p>м2</text:p>
          </table:table-cell>
          <table:table-cell table:formula="of:=7.85*[.H109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04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0,8; 304S; 1000х2000</text:p>
          </table:table-cell>
          <table:table-cell office:value-type="string" calcext:value-type="string">
            <text:p>м2</text:p>
          </table:table-cell>
          <table:table-cell table:formula="of:=7.85*0.8" office:value-type="float" office:value="6.28" calcext:value-type="float">
            <text:p>6,28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0,8; 304S; 1250х2500</text:p>
          </table:table-cell>
          <table:table-cell office:value-type="string" calcext:value-type="string">
            <text:p>м2</text:p>
          </table:table-cell>
          <table:table-cell table:formula="of:=7.85*[.H111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0; 304S; 1250х2500</text:p>
          </table:table-cell>
          <table:table-cell office:value-type="string" calcext:value-type="string">
            <text:p>м2</text:p>
          </table:table-cell>
          <table:table-cell office:value-type="float" office:value="7.85" calcext:value-type="float">
            <text:p>7,85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0; 304S; 1000х2000</text:p>
          </table:table-cell>
          <table:table-cell office:value-type="string" calcext:value-type="string">
            <text:p>м2</text:p>
          </table:table-cell>
          <table:table-cell office:value-type="float" office:value="7.85" calcext:value-type="float">
            <text:p>7,85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2; 304S; 1250х2500</text:p>
          </table:table-cell>
          <table:table-cell office:value-type="string" calcext:value-type="string">
            <text:p>м2</text:p>
          </table:table-cell>
          <table:table-cell table:formula="of:=7.85*[.H114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5; 304S; 1250х2500</text:p>
          </table:table-cell>
          <table:table-cell office:value-type="string" calcext:value-type="string">
            <text:p>м2</text:p>
          </table:table-cell>
          <table:table-cell table:formula="of:=7.85*[.H115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,5; 304S; 1000х2000</text:p>
          </table:table-cell>
          <table:table-cell office:value-type="string" calcext:value-type="string">
            <text:p>м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2; 304S; 1250х2500</text:p>
          </table:table-cell>
          <table:table-cell office:value-type="string" calcext:value-type="string">
            <text:p>м2</text:p>
          </table:table-cell>
          <table:table-cell table:formula="of:=7.85*[.H117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3; 304S; 1250х2500</text:p>
          </table:table-cell>
          <table:table-cell office:value-type="string" calcext:value-type="string">
            <text:p>м2</text:p>
          </table:table-cell>
          <table:table-cell table:formula="of:=7.85*3" office:value-type="float" office:value="23.55" calcext:value-type="float">
            <text:p>23,55</text:p>
          </table:table-cell>
          <table:table-cell office:value-type="string" calcext:value-type="string">
            <text:p>кг</text:p>
          </table:table-cell>
          <table:table-cell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5; 304S; 1500х6000</text:p>
          </table:table-cell>
          <table:table-cell office:value-type="string" calcext:value-type="string">
            <text:p>м2</text:p>
          </table:table-cell>
          <table:table-cell table:formula="of:=7.85*[.H119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6; 304S; 1500х6000</text:p>
          </table:table-cell>
          <table:table-cell office:value-type="string" calcext:value-type="string">
            <text:p>м2</text:p>
          </table:table-cell>
          <table:table-cell table:formula="of:=7.85*[.H120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8; 304S; 1500х6000</text:p>
          </table:table-cell>
          <table:table-cell office:value-type="string" calcext:value-type="string">
            <text:p>м2</text:p>
          </table:table-cell>
          <table:table-cell table:formula="of:=7.85*[.H121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ист 10; 304S; 1500х6000</text:p>
          </table:table-cell>
          <table:table-cell office:value-type="string" calcext:value-type="string">
            <text:p>м2</text:p>
          </table:table-cell>
          <table:table-cell table:formula="of:=7.85*[.H122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11]" office:value-type="float" office:value="170" calcext:value-type="float">
            <text:p>170,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Бетон СБС-1250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кг</text:p>
          </table:table-cell>
          <table:table-cell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Бетон СБСЛ-1000</text:p>
          </table:table-cell>
          <table:table-cell office:value-type="string" calcext:value-type="string">
            <text:p>м3</text:p>
          </table:table-cell>
          <table:table-cell office:value-type="float" office:value="1000" calcext:value-type="float">
            <text:p>1000,00</text:p>
          </table:table-cell>
          <table:table-cell office:value-type="string" calcext:value-type="string">
            <text:p>кг</text:p>
          </table:table-cell>
          <table:table-cell office:value-type="float" office:value="66" calcext:value-type="float">
            <text:p>66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Бетон вогнетривкий ГЦ-40</text:p>
          </table:table-cell>
          <table:table-cell office:value-type="string" calcext:value-type="string">
            <text:p>м3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Цемент ГЦ-40</text:p>
          </table:table-cell>
          <table:table-cell office:value-type="string" calcext:value-type="string">
            <text:p>м3</text:p>
          </table:table-cell>
          <table:table-cell office:value-type="float" office:value="1000" calcext:value-type="float">
            <text:p>1000,00</text:p>
          </table:table-cell>
          <table:table-cell office:value-type="string" calcext:value-type="string">
            <text:p>кг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Пісок шамотний</text:p>
          </table:table-cell>
          <table:table-cell office:value-type="string" calcext:value-type="string">
            <text:p>м3</text:p>
          </table:table-cell>
          <table:table-cell office:value-type="float" office:value="1500" calcext:value-type="float">
            <text:p>1500,00</text:p>
          </table:table-cell>
          <table:table-cell office:value-type="string" calcext:value-type="string">
            <text:p>кг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Пісок будівельний</text:p>
          </table:table-cell>
          <table:table-cell office:value-type="string" calcext:value-type="string">
            <text:p>м3</text:p>
          </table:table-cell>
          <table:table-cell office:value-type="float" office:value="1500" calcext:value-type="float">
            <text:p>1500,00</text:p>
          </table:table-cell>
          <table:table-cell office:value-type="string" calcext:value-type="string">
            <text:p>кг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Дріт д1.8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29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Дріт д2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0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Дріт д2.5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1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Дріт д3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2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Дріт д3.5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3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4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4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4.5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5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5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6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5.5; Х23Ю5</text:p>
          </table:table-cell>
          <table:table-cell office:value-type="string" calcext:value-type="string">
            <text:p>м</text:p>
          </table:table-cell>
          <table:table-cell table:style-name="ce13" table:formula="of:=3.14/4*7850*POWER([.H137]/1000;2)" office:value-type="float" office:value="0" calcext:value-type="float">
            <text:p>0,0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6; Х23Ю5</text:p>
          </table:table-cell>
          <table:table-cell office:value-type="string" calcext:value-type="string">
            <text:p>м</text:p>
          </table:table-cell>
          <table:table-cell table:formula="of:=3.14/4*7850*POWER([.H138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6.5; Х23Ю5</text:p>
          </table:table-cell>
          <table:table-cell office:value-type="string" calcext:value-type="string">
            <text:p>м</text:p>
          </table:table-cell>
          <table:table-cell table:formula="of:=3.14/4*7850*POWER([.H139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7; Х23Ю5</text:p>
          </table:table-cell>
          <table:table-cell office:value-type="string" calcext:value-type="string">
            <text:p>м</text:p>
          </table:table-cell>
          <table:table-cell table:formula="of:=3.14/4*7850*POWER([.H140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Дріт д8; Х23Ю5</text:p>
          </table:table-cell>
          <table:table-cell office:value-type="string" calcext:value-type="string">
            <text:p>м</text:p>
          </table:table-cell>
          <table:table-cell table:formula="of:=3.14/4*7850*POWER([.H141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ріт д10; Х23Ю5</text:p>
          </table:table-cell>
          <table:table-cell office:value-type="string" calcext:value-type="string">
            <text:p>м</text:p>
          </table:table-cell>
          <table:table-cell table:formula="of:=3.14/4*7850*POWER([.H142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ріт д12; Х23Ю5</text:p>
          </table:table-cell>
          <table:table-cell office:value-type="string" calcext:value-type="string">
            <text:p>м</text:p>
          </table:table-cell>
          <table:table-cell table:formula="of:=3.14/4*7850*POWER([.H143]/1000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29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4 оц <text:s/>DIN934</text:p>
          </table:table-cell>
          <table:table-cell office:value-type="string" calcext:value-type="string">
            <text:p>шт</text:p>
          </table:table-cell>
          <table:table-cell table:style-name="ce13" table:formula="of:=0.81/1000" office:value-type="float" office:value="0.00081" calcext:value-type="float">
            <text:p>0,001</text:p>
          </table:table-cell>
          <table:table-cell office:value-type="string" calcext:value-type="string">
            <text:p>кг</text:p>
          </table:table-cell>
          <table:table-cell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5 оц <text:s/>DIN934</text:p>
          </table:table-cell>
          <table:table-cell office:value-type="string" calcext:value-type="string">
            <text:p>шт</text:p>
          </table:table-cell>
          <table:table-cell table:style-name="ce13" table:formula="of:=1.23/1000" office:value-type="float" office:value="0.00123" calcext:value-type="float">
            <text:p>0,001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6 оц <text:s/>DIN934</text:p>
          </table:table-cell>
          <table:table-cell office:value-type="string" calcext:value-type="string">
            <text:p>шт</text:p>
          </table:table-cell>
          <table:table-cell table:style-name="ce13" table:formula="of:=2.5/1000" office:value-type="float" office:value="0.0025" calcext:value-type="float">
            <text:p>0,003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8 оц <text:s/>DIN934</text:p>
          </table:table-cell>
          <table:table-cell office:value-type="string" calcext:value-type="string">
            <text:p>шт</text:p>
          </table:table-cell>
          <table:table-cell table:style-name="ce13" table:formula="of:=5.2/1000" office:value-type="float" office:value="0.0052" calcext:value-type="float">
            <text:p>0,005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0 оц <text:s/>DIN934</text:p>
          </table:table-cell>
          <table:table-cell office:value-type="string" calcext:value-type="string">
            <text:p>шт</text:p>
          </table:table-cell>
          <table:table-cell table:formula="of:=11.6/1000" office:value-type="float" office:value="0.0116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2 оц <text:s/>DIN934</text:p>
          </table:table-cell>
          <table:table-cell office:value-type="string" calcext:value-type="string">
            <text:p>шт</text:p>
          </table:table-cell>
          <table:table-cell table:formula="of:=17.3/1000" office:value-type="float" office:value="0.0173" calcext:value-type="float">
            <text:p>0,02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Гайка М14 оц <text:s/>DIN934</text:p>
          </table:table-cell>
          <table:table-cell office:value-type="string" calcext:value-type="string">
            <text:p>шт</text:p>
          </table:table-cell>
          <table:table-cell table:formula="of:=25/100" office:value-type="float" office:value="0.25" calcext:value-type="float">
            <text:p>0,25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6 оц <text:s/>DIN934</text:p>
          </table:table-cell>
          <table:table-cell office:value-type="string" calcext:value-type="string">
            <text:p>шт</text:p>
          </table:table-cell>
          <table:table-cell table:formula="of:=33.3/1000" office:value-type="float" office:value="0.0333" calcext:value-type="float">
            <text:p>0,03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8 оц <text:s/>DIN934</text:p>
          </table:table-cell>
          <table:table-cell office:value-type="string" calcext:value-type="string">
            <text:p>шт</text:p>
          </table:table-cell>
          <table:table-cell table:formula="of:=49.4/1000" office:value-type="float" office:value="0.0494" calcext:value-type="float">
            <text:p>0,05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0 оц <text:s/>DIN934</text:p>
          </table:table-cell>
          <table:table-cell office:value-type="string" calcext:value-type="string">
            <text:p>шт</text:p>
          </table:table-cell>
          <table:table-cell table:formula="of:=64.4/1000" office:value-type="float" office:value="0.0644" calcext:value-type="float">
            <text:p>0,06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2 оц <text:s/>DIN934</text:p>
          </table:table-cell>
          <table:table-cell office:value-type="string" calcext:value-type="string">
            <text:p>шт</text:p>
          </table:table-cell>
          <table:table-cell table:formula="of:=79/1000" office:value-type="float" office:value="0.079" calcext:value-type="float">
            <text:p>0,08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4 оц <text:s/>DIN934</text:p>
          </table:table-cell>
          <table:table-cell office:value-type="string" calcext:value-type="string">
            <text:p>шт</text:p>
          </table:table-cell>
          <table:table-cell table:formula="of:=110/1000" office:value-type="float" office:value="0.11" calcext:value-type="float">
            <text:p>0,11</text:p>
          </table:table-cell>
          <table:table-cell office:value-type="string" calcext:value-type="string">
            <text:p>кг</text:p>
          </table:table-cell>
          <table:table-cell table:formula="of:=[.$E$144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4 A2(304S) DIN934</text:p>
          </table:table-cell>
          <table:table-cell office:value-type="string" calcext:value-type="string">
            <text:p>шт</text:p>
          </table:table-cell>
          <table:table-cell table:style-name="ce13" table:formula="of:=0.81/1000" office:value-type="float" office:value="0.00081" calcext:value-type="float">
            <text:p>0,001</text:p>
          </table:table-cell>
          <table:table-cell office:value-type="string" calcext:value-type="string">
            <text:p>кг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5 A2(304S) DIN934</text:p>
          </table:table-cell>
          <table:table-cell office:value-type="string" calcext:value-type="string">
            <text:p>шт</text:p>
          </table:table-cell>
          <table:table-cell table:style-name="ce13" table:formula="of:=1.23/1000" office:value-type="float" office:value="0.00123" calcext:value-type="float">
            <text:p>0,001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6 A2(304S) DIN934</text:p>
          </table:table-cell>
          <table:table-cell office:value-type="string" calcext:value-type="string">
            <text:p>шт</text:p>
          </table:table-cell>
          <table:table-cell table:style-name="ce13" table:formula="of:=2.5/1000" office:value-type="float" office:value="0.0025" calcext:value-type="float">
            <text:p>0,003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08 A2(304S) DIN934</text:p>
          </table:table-cell>
          <table:table-cell office:value-type="string" calcext:value-type="string">
            <text:p>шт</text:p>
          </table:table-cell>
          <table:table-cell table:formula="of:=5.2/1000" office:value-type="float" office:value="0.0052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0 A2(304S) DIN934</text:p>
          </table:table-cell>
          <table:table-cell office:value-type="string" calcext:value-type="string">
            <text:p>шт</text:p>
          </table:table-cell>
          <table:table-cell table:style-name="ce14" table:formula="of:=11.6/1000" office:value-type="float" office:value="0.0116" calcext:value-type="float">
            <text:p>0,0116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2 A2(304S) DIN934</text:p>
          </table:table-cell>
          <table:table-cell office:value-type="string" calcext:value-type="string">
            <text:p>шт</text:p>
          </table:table-cell>
          <table:table-cell table:formula="of:=17.3/1000" office:value-type="float" office:value="0.0173" calcext:value-type="float">
            <text:p>0,02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Гайка М14 A2(304S) DIN934</text:p>
          </table:table-cell>
          <table:table-cell office:value-type="string" calcext:value-type="string">
            <text:p>шт</text:p>
          </table:table-cell>
          <table:table-cell table:formula="of:=25/100" office:value-type="float" office:value="0.25" calcext:value-type="float">
            <text:p>0,25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6 A2(304S) DIN934</text:p>
          </table:table-cell>
          <table:table-cell office:value-type="string" calcext:value-type="string">
            <text:p>шт</text:p>
          </table:table-cell>
          <table:table-cell table:formula="of:=33.3/1000" office:value-type="float" office:value="0.0333" calcext:value-type="float">
            <text:p>0,03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18 A2(304S) DIN934</text:p>
          </table:table-cell>
          <table:table-cell office:value-type="string" calcext:value-type="string">
            <text:p>шт</text:p>
          </table:table-cell>
          <table:table-cell table:formula="of:=49.4/1000" office:value-type="float" office:value="0.0494" calcext:value-type="float">
            <text:p>0,05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0 A2(304S) DIN934</text:p>
          </table:table-cell>
          <table:table-cell office:value-type="string" calcext:value-type="string">
            <text:p>шт</text:p>
          </table:table-cell>
          <table:table-cell table:formula="of:=64.4/1000" office:value-type="float" office:value="0.0644" calcext:value-type="float">
            <text:p>0,06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2 A2(304S) DIN934</text:p>
          </table:table-cell>
          <table:table-cell office:value-type="string" calcext:value-type="string">
            <text:p>шт</text:p>
          </table:table-cell>
          <table:table-cell table:formula="of:=79/1000" office:value-type="float" office:value="0.079" calcext:value-type="float">
            <text:p>0,08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айка М24 A2(304S) DIN934</text:p>
          </table:table-cell>
          <table:table-cell office:value-type="string" calcext:value-type="string">
            <text:p>шт</text:p>
          </table:table-cell>
          <table:table-cell table:formula="of:=110/1000" office:value-type="float" office:value="0.11" calcext:value-type="float">
            <text:p>0,11</text:p>
          </table:table-cell>
          <table:table-cell office:value-type="string" calcext:value-type="string">
            <text:p>кг</text:p>
          </table:table-cell>
          <table:table-cell table:formula="of:=[.$E$156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03; DIN125</text:p>
          </table:table-cell>
          <table:table-cell office:value-type="string" calcext:value-type="string">
            <text:p>шт</text:p>
          </table:table-cell>
          <table:table-cell table:style-name="ce14" table:formula="of:=0.119/1000" office:value-type="float" office:value="0.000119" calcext:value-type="float">
            <text:p>0,0001</text:p>
          </table:table-cell>
          <table:table-cell office:value-type="string" calcext:value-type="string">
            <text:p>кг</text:p>
          </table:table-cell>
          <table:table-cell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04; DIN125</text:p>
          </table:table-cell>
          <table:table-cell office:value-type="string" calcext:value-type="string">
            <text:p>шт</text:p>
          </table:table-cell>
          <table:table-cell table:style-name="ce14" table:formula="of:=0.308/1000" office:value-type="float" office:value="0.000308" calcext:value-type="float">
            <text:p>0,0003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05; DIN125</text:p>
          </table:table-cell>
          <table:table-cell office:value-type="string" calcext:value-type="string">
            <text:p>шт</text:p>
          </table:table-cell>
          <table:table-cell table:style-name="ce14" table:formula="of:=0.443/1000" office:value-type="float" office:value="0.000443" calcext:value-type="float">
            <text:p>0,0004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06; DIN125</text:p>
          </table:table-cell>
          <table:table-cell office:value-type="string" calcext:value-type="string">
            <text:p>шт</text:p>
          </table:table-cell>
          <table:table-cell table:style-name="ce14" table:formula="of:=1.016/1000" office:value-type="float" office:value="0.001016" calcext:value-type="float">
            <text:p>0,0010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08; DIN125</text:p>
          </table:table-cell>
          <table:table-cell office:value-type="string" calcext:value-type="string">
            <text:p>шт</text:p>
          </table:table-cell>
          <table:table-cell table:style-name="ce14" table:formula="of:=1.828/1000" office:value-type="float" office:value="0.001828" calcext:value-type="float">
            <text:p>0,0018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10; DIN125</text:p>
          </table:table-cell>
          <table:table-cell office:value-type="string" calcext:value-type="string">
            <text:p>шт</text:p>
          </table:table-cell>
          <table:table-cell table:style-name="ce14" table:formula="of:=3.571/1000" office:value-type="float" office:value="0.003571" calcext:value-type="float">
            <text:p>0,0036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12; DIN125</text:p>
          </table:table-cell>
          <table:table-cell office:value-type="string" calcext:value-type="string">
            <text:p>шт</text:p>
          </table:table-cell>
          <table:table-cell table:formula="of:=6.27/1000" office:value-type="float" office:value="0.00627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14; DIN125</text:p>
          </table:table-cell>
          <table:table-cell office:value-type="string" calcext:value-type="string">
            <text:p>шт</text:p>
          </table:table-cell>
          <table:table-cell table:formula="of:=8.612/1000" office:value-type="float" office:value="0.008612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16; DIN125</text:p>
          </table:table-cell>
          <table:table-cell office:value-type="string" calcext:value-type="string">
            <text:p>шт</text:p>
          </table:table-cell>
          <table:table-cell table:formula="of:=11.295/1000" office:value-type="float" office:value="0.011295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18; DIN125</text:p>
          </table:table-cell>
          <table:table-cell office:value-type="string" calcext:value-type="string">
            <text:p>шт</text:p>
          </table:table-cell>
          <table:table-cell table:formula="of:=14.697/1000" office:value-type="float" office:value="0.014697" calcext:value-type="float">
            <text:p>0,01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20; DIN125</text:p>
          </table:table-cell>
          <table:table-cell office:value-type="string" calcext:value-type="string">
            <text:p>шт</text:p>
          </table:table-cell>
          <table:table-cell table:formula="of:=17.156/1000" office:value-type="float" office:value="0.017156" calcext:value-type="float">
            <text:p>0,02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22; DIN125</text:p>
          </table:table-cell>
          <table:table-cell office:value-type="string" calcext:value-type="string">
            <text:p>шт</text:p>
          </table:table-cell>
          <table:table-cell table:formula="of:=18.339/1000" office:value-type="float" office:value="0.018339" calcext:value-type="float">
            <text:p>0,02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24; DIN125</text:p>
          </table:table-cell>
          <table:table-cell office:value-type="string" calcext:value-type="string">
            <text:p>шт</text:p>
          </table:table-cell>
          <table:table-cell table:formula="of:=32.315/1000" office:value-type="float" office:value="0.032315" calcext:value-type="float">
            <text:p>0,03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27; DIN125</text:p>
          </table:table-cell>
          <table:table-cell office:value-type="string" calcext:value-type="string">
            <text:p>шт</text:p>
          </table:table-cell>
          <table:table-cell table:formula="of:=42.3/1000" office:value-type="float" office:value="0.0423" calcext:value-type="float">
            <text:p>0,04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айба д30; DIN125</text:p>
          </table:table-cell>
          <table:table-cell office:value-type="string" calcext:value-type="string">
            <text:p>шт</text:p>
          </table:table-cell>
          <table:table-cell table:formula="of:=53.612/1000" office:value-type="float" office:value="0.053612" calcext:value-type="float">
            <text:p>0,05</text:p>
          </table:table-cell>
          <table:table-cell office:value-type="string" calcext:value-type="string">
            <text:p>кг</text:p>
          </table:table-cell>
          <table:table-cell table:formula="of:=[.$E$168]" office:value-type="float" office:value="225" calcext:value-type="float">
            <text:p>22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04; DIN7980</text:p>
          </table:table-cell>
          <table:table-cell office:value-type="string" calcext:value-type="string">
            <text:p>шт</text:p>
          </table:table-cell>
          <table:table-cell table:style-name="ce14" table:formula="of:=0.195/1000" office:value-type="float" office:value="0.000195" calcext:value-type="float">
            <text:p>0,0002</text:p>
          </table:table-cell>
          <table:table-cell office:value-type="string" calcext:value-type="string">
            <text:p>кг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05; DIN7980</text:p>
          </table:table-cell>
          <table:table-cell office:value-type="string" calcext:value-type="string">
            <text:p>шт</text:p>
          </table:table-cell>
          <table:table-cell table:style-name="ce14" table:formula="of:=1/1000*0.37" office:value-type="float" office:value="0.00037" calcext:value-type="float">
            <text:p>0,0004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06; DIN7980</text:p>
          </table:table-cell>
          <table:table-cell office:value-type="string" calcext:value-type="string">
            <text:p>шт</text:p>
          </table:table-cell>
          <table:table-cell table:formula="of:=1/1000*0.425" office:value-type="float" office:value="0.000425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08; DIN7980</text:p>
          </table:table-cell>
          <table:table-cell office:value-type="string" calcext:value-type="string">
            <text:p>шт</text:p>
          </table:table-cell>
          <table:table-cell table:formula="of:=1/1000*1.05" office:value-type="float" office:value="0.00105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10; DIN7980</text:p>
          </table:table-cell>
          <table:table-cell office:value-type="string" calcext:value-type="string">
            <text:p>шт</text:p>
          </table:table-cell>
          <table:table-cell office:value-type="float" office:value="1.96" calcext:value-type="float">
            <text:p>1,96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12; DIN7980</text:p>
          </table:table-cell>
          <table:table-cell office:value-type="string" calcext:value-type="string">
            <text:p>шт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14; DIN7980</text:p>
          </table:table-cell>
          <table:table-cell office:value-type="string" calcext:value-type="string">
            <text:p>шт</text:p>
          </table:table-cell>
          <table:table-cell office:value-type="float" office:value="3.8" calcext:value-type="float">
            <text:p>3,8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16; DIN7980</text:p>
          </table:table-cell>
          <table:table-cell office:value-type="string" calcext:value-type="string">
            <text:p>шт</text:p>
          </table:table-cell>
          <table:table-cell office:value-type="float" office:value="5.94" calcext:value-type="float">
            <text:p>5,94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18; DIN7980</text:p>
          </table:table-cell>
          <table:table-cell office:value-type="string" calcext:value-type="string">
            <text:p>шт</text:p>
          </table:table-cell>
          <table:table-cell office:value-type="float" office:value="6.6" calcext:value-type="float">
            <text:p>6,6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20; DIN7980</text:p>
          </table:table-cell>
          <table:table-cell office:value-type="string" calcext:value-type="string">
            <text:p>шт</text:p>
          </table:table-cell>
          <table:table-cell office:value-type="float" office:value="12.3" calcext:value-type="float">
            <text:p>12,3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овер д22; DIN7980</text:p>
          </table:table-cell>
          <table:table-cell office:value-type="string" calcext:value-type="string">
            <text:p>шт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кг</text:p>
          </table:table-cell>
          <table:table-cell table:formula="of:=[.$E$183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КРТ 12/8 трубка кер.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КРТ 26/21 трубка кер.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КРТ 30/15 трубка кер.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КРТ 40/30 трубка кер.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800" calcext:value-type="float">
            <text:p>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КРТ 60/40 трубка кер.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Ізолятор кер. ИМБШ 30/18/4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06; 304S</text:p>
          </table:table-cell>
          <table:table-cell office:value-type="string" calcext:value-type="string">
            <text:p>м</text:p>
          </table:table-cell>
          <table:table-cell table:formula="of:=3.14/4*7850*POWER([.H200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08; 304S</text:p>
          </table:table-cell>
          <table:table-cell office:value-type="string" calcext:value-type="string">
            <text:p>м</text:p>
          </table:table-cell>
          <table:table-cell table:formula="of:=3.14/4*7850*POWER([.H201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0; 304S</text:p>
          </table:table-cell>
          <table:table-cell office:value-type="string" calcext:value-type="string">
            <text:p>м</text:p>
          </table:table-cell>
          <table:table-cell table:formula="of:=3.14/4*7850*POWER([.H202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2; 304S</text:p>
          </table:table-cell>
          <table:table-cell office:value-type="string" calcext:value-type="string">
            <text:p>м</text:p>
          </table:table-cell>
          <table:table-cell table:formula="of:=3.14/4*7850*POWER([.H203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4; 304S</text:p>
          </table:table-cell>
          <table:table-cell office:value-type="string" calcext:value-type="string">
            <text:p>м</text:p>
          </table:table-cell>
          <table:table-cell table:formula="of:=3.14/4*7850*POWER([.H204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6; 304S</text:p>
          </table:table-cell>
          <table:table-cell office:value-type="string" calcext:value-type="string">
            <text:p>м</text:p>
          </table:table-cell>
          <table:table-cell table:formula="of:=3.14/4*7850*POWER([.H205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8; 304S</text:p>
          </table:table-cell>
          <table:table-cell office:value-type="string" calcext:value-type="string">
            <text:p>м</text:p>
          </table:table-cell>
          <table:table-cell table:formula="of:=3.14/4*7850*POWER([.H206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20; 304S</text:p>
          </table:table-cell>
          <table:table-cell office:value-type="string" calcext:value-type="string">
            <text:p>м</text:p>
          </table:table-cell>
          <table:table-cell table:formula="of:=3.14/4*7850*POWER([.H207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25; 304S</text:p>
          </table:table-cell>
          <table:table-cell office:value-type="string" calcext:value-type="string">
            <text:p>м</text:p>
          </table:table-cell>
          <table:table-cell table:formula="of:=3.14/4*7850*POWER([.H208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30; 304S</text:p>
          </table:table-cell>
          <table:table-cell office:value-type="string" calcext:value-type="string">
            <text:p>м</text:p>
          </table:table-cell>
          <table:table-cell table:formula="of:=3.14/4*7850*POWER([.H209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40; 304S</text:p>
          </table:table-cell>
          <table:table-cell office:value-type="string" calcext:value-type="string">
            <text:p>м</text:p>
          </table:table-cell>
          <table:table-cell table:formula="of:=3.14/4*7850*POWER([.H210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45; 304S</text:p>
          </table:table-cell>
          <table:table-cell office:value-type="string" calcext:value-type="string">
            <text:p>м</text:p>
          </table:table-cell>
          <table:table-cell table:formula="of:=3.14/4*7850*POWER([.H211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60; 304S</text:p>
          </table:table-cell>
          <table:table-cell office:value-type="string" calcext:value-type="string">
            <text:p>м</text:p>
          </table:table-cell>
          <table:table-cell table:formula="of:=3.14/4*7850*POWER([.H212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00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06; Ст</text:p>
          </table:table-cell>
          <table:table-cell office:value-type="string" calcext:value-type="string">
            <text:p>м</text:p>
          </table:table-cell>
          <table:table-cell table:formula="of:=3.14/4*7850*POWER([.H213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08; Ст</text:p>
          </table:table-cell>
          <table:table-cell office:value-type="string" calcext:value-type="string">
            <text:p>м</text:p>
          </table:table-cell>
          <table:table-cell table:formula="of:=3.14/4*7850*POWER([.H214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0; Ст</text:p>
          </table:table-cell>
          <table:table-cell office:value-type="string" calcext:value-type="string">
            <text:p>м</text:p>
          </table:table-cell>
          <table:table-cell table:formula="of:=3.14/4*7850*POWER([.H215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2; Ст</text:p>
          </table:table-cell>
          <table:table-cell office:value-type="string" calcext:value-type="string">
            <text:p>м</text:p>
          </table:table-cell>
          <table:table-cell table:formula="of:=3.14/4*7850*POWER([.H216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4; Ст</text:p>
          </table:table-cell>
          <table:table-cell office:value-type="string" calcext:value-type="string">
            <text:p>м</text:p>
          </table:table-cell>
          <table:table-cell table:formula="of:=3.14/4*7850*POWER([.H217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6; Ст</text:p>
          </table:table-cell>
          <table:table-cell office:value-type="string" calcext:value-type="string">
            <text:p>м</text:p>
          </table:table-cell>
          <table:table-cell table:formula="of:=3.14/4*7850*POWER([.H218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8; Ст</text:p>
          </table:table-cell>
          <table:table-cell office:value-type="string" calcext:value-type="string">
            <text:p>м</text:p>
          </table:table-cell>
          <table:table-cell table:formula="of:=3.14/4*7850*POWER([.H219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20; Ст</text:p>
          </table:table-cell>
          <table:table-cell office:value-type="string" calcext:value-type="string">
            <text:p>м</text:p>
          </table:table-cell>
          <table:table-cell table:formula="of:=3.14/4*7850*POWER([.H220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25; Ст</text:p>
          </table:table-cell>
          <table:table-cell office:value-type="string" calcext:value-type="string">
            <text:p>м</text:p>
          </table:table-cell>
          <table:table-cell table:formula="of:=3.14/4*7850*POWER([.H221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30; Ст</text:p>
          </table:table-cell>
          <table:table-cell office:value-type="string" calcext:value-type="string">
            <text:p>м</text:p>
          </table:table-cell>
          <table:table-cell table:formula="of:=3.14/4*7850*POWER([.H222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40; Ст</text:p>
          </table:table-cell>
          <table:table-cell office:value-type="string" calcext:value-type="string">
            <text:p>м</text:p>
          </table:table-cell>
          <table:table-cell table:formula="of:=3.14/4*7850*POWER([.H223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40; Ст20</text:p>
          </table:table-cell>
          <table:table-cell office:value-type="string" calcext:value-type="string">
            <text:p>м</text:p>
          </table:table-cell>
          <table:table-cell table:formula="of:=[.C223]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60; Ст</text:p>
          </table:table-cell>
          <table:table-cell office:value-type="string" calcext:value-type="string">
            <text:p>м</text:p>
          </table:table-cell>
          <table:table-cell table:formula="of:=3.14/4*7850*POWER([.H225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00; Ст</text:p>
          </table:table-cell>
          <table:table-cell office:value-type="string" calcext:value-type="string">
            <text:p>м</text:p>
          </table:table-cell>
          <table:table-cell table:formula="of:=3.14/4*7850*POWER([.H226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10; Ст</text:p>
          </table:table-cell>
          <table:table-cell office:value-type="string" calcext:value-type="string">
            <text:p>м</text:p>
          </table:table-cell>
          <table:table-cell table:formula="of:=3.14/4*7850*POWER([.H227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13]" office:value-type="float" office:value="45" calcext:value-type="float">
            <text:p>4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0; 310S</text:p>
          </table:table-cell>
          <table:table-cell office:value-type="string" calcext:value-type="string">
            <text:p>м</text:p>
          </table:table-cell>
          <table:table-cell table:formula="of:=3.14/4*7850*POWER([.H228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6; 310S</text:p>
          </table:table-cell>
          <table:table-cell office:value-type="string" calcext:value-type="string">
            <text:p>м</text:p>
          </table:table-cell>
          <table:table-cell table:formula="of:=3.14/4*7850*POWER([.H229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28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20; 310S</text:p>
          </table:table-cell>
          <table:table-cell office:value-type="string" calcext:value-type="string">
            <text:p>м</text:p>
          </table:table-cell>
          <table:table-cell table:formula="of:=3.14/4*7850*POWER([.H230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28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45; 310S</text:p>
          </table:table-cell>
          <table:table-cell office:value-type="string" calcext:value-type="string">
            <text:p>м</text:p>
          </table:table-cell>
          <table:table-cell table:formula="of:=3.14/4*7850*POWER([.H231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28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60; 310S</text:p>
          </table:table-cell>
          <table:table-cell office:value-type="string" calcext:value-type="string">
            <text:p>м</text:p>
          </table:table-cell>
          <table:table-cell table:formula="of:=3.14/4*7850*POWER([.H232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28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 д100; Д16Т</text:p>
          </table:table-cell>
          <table:table-cell office:value-type="string" calcext:value-type="string">
            <text:p>м</text:p>
          </table:table-cell>
          <table:table-cell table:formula="of:=3.14/4*2770*POWER([.H233];2)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table:formula="of:=[.$E$228]" office:value-type="float" office:value="600" calcext:value-type="float">
            <text:p>6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6х16; оц; DIN933</text:p>
          </table:table-cell>
          <table:table-cell office:value-type="string" calcext:value-type="string">
            <text:p>шт</text:p>
          </table:table-cell>
          <table:table-cell table:formula="of:=[.H234]/1000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8х20; оц; DIN933</text:p>
          </table:table-cell>
          <table:table-cell office:value-type="string" calcext:value-type="string">
            <text:p>шт</text:p>
          </table:table-cell>
          <table:table-cell table:formula="of:=[.H235]/1000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8х30; оц; DIN933</text:p>
          </table:table-cell>
          <table:table-cell office:value-type="string" calcext:value-type="string">
            <text:p>шт</text:p>
          </table:table-cell>
          <table:table-cell table:formula="of:=15.5/1000" office:value-type="float" office:value="0.0155" calcext:value-type="float">
            <text:p>0,02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8х20; A2(304S); DIN933</text:p>
          </table:table-cell>
          <table:table-cell office:value-type="string" calcext:value-type="string">
            <text:p>шт</text:p>
          </table:table-cell>
          <table:table-cell table:formula="of:=[.H237]/1000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8х30; A2(304S); DIN933</text:p>
          </table:table-cell>
          <table:table-cell office:value-type="string" calcext:value-type="string">
            <text:p>шт</text:p>
          </table:table-cell>
          <table:table-cell table:formula="of:=15.5/1000" office:value-type="float" office:value="0.0155" calcext:value-type="float">
            <text:p>0,02</text:p>
          </table:table-cell>
          <table:table-cell office:value-type="string" calcext:value-type="string">
            <text:p>кг</text:p>
          </table:table-cell>
          <table:table-cell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10х20; оц; DIN933</text:p>
          </table:table-cell>
          <table:table-cell office:value-type="string" calcext:value-type="string">
            <text:p>шт</text:p>
          </table:table-cell>
          <table:table-cell table:formula="of:=[.H239]/1000" office:value-type="float" office:value="0" calcext:value-type="float">
            <text:p>0,0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олт М10х20; A2(304S); DIN933</text:p>
          </table:table-cell>
          <table:table-cell office:value-type="string" calcext:value-type="string">
            <text:p>шт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кг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21х3,0 ГК, Ст</text:p>
          </table:table-cell>
          <table:table-cell office:value-type="string" calcext:value-type="string">
            <text:p>м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кг</text:p>
          </table:table-cell>
          <table:table-cell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76х3,5 ГК, Ст</text:p>
          </table:table-cell>
          <table:table-cell office:value-type="string" calcext:value-type="string">
            <text:p>м</text:p>
          </table:table-cell>
          <table:table-cell office:value-type="float" office:value="6.7" calcext:value-type="float">
            <text:p>6,70</text:p>
          </table:table-cell>
          <table:table-cell office:value-type="string" calcext:value-type="string">
            <text:p>кг</text:p>
          </table:table-cell>
          <table:table-cell table:formula="of:=[.$E$24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60,3х3,5, Ст, ГК</text:p>
          </table:table-cell>
          <table:table-cell office:value-type="string" calcext:value-type="string">
            <text:p>м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кг</text:p>
          </table:table-cell>
          <table:table-cell table:formula="of:=440/5.15" office:value-type="float" office:value="85.4368932038835" calcext:value-type="float">
            <text:p>85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60,3х3, 304S</text:p>
          </table:table-cell>
          <table:table-cell office:value-type="string" calcext:value-type="string">
            <text:p>м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кг</text:p>
          </table:table-cell>
          <table:table-cell table:formula="of:=668/[.C244]" office:value-type="float" office:value="154.988399071926" calcext:value-type="float">
            <text:p>154,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34,0х3,5, Ст, ГК</text:p>
          </table:table-cell>
          <table:table-cell office:value-type="string" calcext:value-type="string">
            <text:p>м</text:p>
          </table:table-cell>
          <table:table-cell office:value-type="float" office:value="2.76" calcext:value-type="float">
            <text:p>2,76</text:p>
          </table:table-cell>
          <table:table-cell office:value-type="string" calcext:value-type="string">
            <text:p>кг</text:p>
          </table:table-cell>
          <table:table-cell table:formula="of:=246.85/2.76" office:value-type="float" office:value="89.4384057971015" calcext:value-type="float">
            <text:p>89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33,7х3, 304S</text:p>
          </table:table-cell>
          <table:table-cell office:value-type="string" calcext:value-type="string">
            <text:p>м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кг</text:p>
          </table:table-cell>
          <table:table-cell table:formula="of:=360/[.C246]" office:value-type="float" office:value="155.844155844156" calcext:value-type="float">
            <text:p>155,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89х4,5 ГК, Ст</text:p>
          </table:table-cell>
          <table:table-cell office:value-type="string" calcext:value-type="string">
            <text:p>м</text:p>
          </table:table-cell>
          <table:table-cell office:value-type="float" office:value="8.8" calcext:value-type="float">
            <text:p>8,80</text:p>
          </table:table-cell>
          <table:table-cell office:value-type="string" calcext:value-type="string">
            <text:p>кг</text:p>
          </table:table-cell>
          <table:table-cell table:formula="of:=[.$E$24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д129х3,5,304S</text:p>
          </table:table-cell>
          <table:table-cell office:value-type="string" calcext:value-type="string">
            <text:p>м</text:p>
          </table:table-cell>
          <table:table-cell office:value-type="float" office:value="9.47" calcext:value-type="float">
            <text:p>9,47</text:p>
          </table:table-cell>
          <table:table-cell office:value-type="string" calcext:value-type="string">
            <text:p>кг</text:p>
          </table:table-cell>
          <table:table-cell table:formula="of:=1705/[.C248]" office:value-type="float" office:value="180.042238648363" calcext:value-type="float">
            <text:p>180,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25х25х3 ГК; Ст</text:p>
          </table:table-cell>
          <table:table-cell office:value-type="string" calcext:value-type="string">
            <text:p>м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кг</text:p>
          </table:table-cell>
          <table:table-cell table:formula="of:=[.$E$24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25х25х3; 304S</text:p>
          </table:table-cell>
          <table:table-cell office:value-type="string" calcext:value-type="string">
            <text:p>м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25х25х4 ГК; Ст</text:p>
          </table:table-cell>
          <table:table-cell office:value-type="string" calcext:value-type="string">
            <text:p>м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40х40х3 ГК; Ст</text:p>
          </table:table-cell>
          <table:table-cell office:value-type="string" calcext:value-type="string">
            <text:p>м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40х40х4 ГК; Ст</text:p>
          </table:table-cell>
          <table:table-cell office:value-type="string" calcext:value-type="string">
            <text:p>м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40х40х4; 304S</text:p>
          </table:table-cell>
          <table:table-cell office:value-type="string" calcext:value-type="string">
            <text:p>м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50х50х4 ГК; Ст</text:p>
          </table:table-cell>
          <table:table-cell office:value-type="string" calcext:value-type="string">
            <text:p>м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50х50х4; 304S</text:p>
          </table:table-cell>
          <table:table-cell office:value-type="string" calcext:value-type="string">
            <text:p>м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50х50х5 ГК; Ст</text:p>
          </table:table-cell>
          <table:table-cell office:value-type="string" calcext:value-type="string">
            <text:p>м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63х63х5 ГК; Ст</text:p>
          </table:table-cell>
          <table:table-cell office:value-type="string" calcext:value-type="string">
            <text:p>м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60х60х5; 304S</text:p>
          </table:table-cell>
          <table:table-cell office:value-type="string" calcext:value-type="string">
            <text:p>м</text:p>
          </table:table-cell>
          <table:table-cell office:value-type="float" office:value="4.6" calcext:value-type="float">
            <text:p>4,6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63х63х6 ГК; Ст</text:p>
          </table:table-cell>
          <table:table-cell office:value-type="string" calcext:value-type="string">
            <text:p>м</text:p>
          </table:table-cell>
          <table:table-cell office:value-type="float" office:value="5.72" calcext:value-type="float">
            <text:p>5,72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75х75х6 ГК; Ст</text:p>
          </table:table-cell>
          <table:table-cell office:value-type="string" calcext:value-type="string">
            <text:p>м</text:p>
          </table:table-cell>
          <table:table-cell office:value-type="float" office:value="6.89" calcext:value-type="float">
            <text:p>6,89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75х75х7 ГК; Ст</text:p>
          </table:table-cell>
          <table:table-cell office:value-type="string" calcext:value-type="string">
            <text:p>м</text:p>
          </table:table-cell>
          <table:table-cell office:value-type="float" office:value="7.96" calcext:value-type="float">
            <text:p>7,96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100х100х8 ГК; Ст</text:p>
          </table:table-cell>
          <table:table-cell office:value-type="string" calcext:value-type="string">
            <text:p>м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утн 100х100х10 ГК; Ст</text:p>
          </table:table-cell>
          <table:table-cell office:value-type="string" calcext:value-type="string">
            <text:p>м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20х20х1.5; Ст</text:p>
          </table:table-cell>
          <table:table-cell office:value-type="string" calcext:value-type="string">
            <text:p>м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20х20х2; Ст</text:p>
          </table:table-cell>
          <table:table-cell office:value-type="string" calcext:value-type="string">
            <text:p>м</text:p>
          </table:table-cell>
          <table:table-cell office:value-type="float" office:value="1.22" calcext:value-type="float">
            <text:p>1,22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30х30х1.5; Ст</text:p>
          </table:table-cell>
          <table:table-cell office:value-type="string" calcext:value-type="string">
            <text:p>м</text:p>
          </table:table-cell>
          <table:table-cell office:value-type="float" office:value="1.33" calcext:value-type="float">
            <text:p>1,33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30х30х1.8; Ст</text:p>
          </table:table-cell>
          <table:table-cell office:value-type="string" calcext:value-type="string">
            <text:p>м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30х30х2; Ст</text:p>
          </table:table-cell>
          <table:table-cell office:value-type="string" calcext:value-type="string">
            <text:p>м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40х20х1,8; Ст</text:p>
          </table:table-cell>
          <table:table-cell office:value-type="string" calcext:value-type="string">
            <text:p>м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40х20х2; Ст</text:p>
          </table:table-cell>
          <table:table-cell office:value-type="string" calcext:value-type="string">
            <text:p>м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40х40х2; Ст</text:p>
          </table:table-cell>
          <table:table-cell office:value-type="string" calcext:value-type="string">
            <text:p>м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40х40х3; Ст</text:p>
          </table:table-cell>
          <table:table-cell office:value-type="string" calcext:value-type="string">
            <text:p>м</text:p>
          </table:table-cell>
          <table:table-cell office:value-type="float" office:value="3.62" calcext:value-type="float">
            <text:p>3,62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25х1.5; Ст</text:p>
          </table:table-cell>
          <table:table-cell office:value-type="string" calcext:value-type="string">
            <text:p>м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25х2; Ст</text:p>
          </table:table-cell>
          <table:table-cell office:value-type="string" calcext:value-type="string">
            <text:p>м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кг</text:p>
          </table:table-cell>
          <table:table-cell table:formula="of:=[.$E$249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25х2; 304S</text:p>
          </table:table-cell>
          <table:table-cell office:value-type="string" calcext:value-type="string">
            <text:p>м</text:p>
          </table:table-cell>
          <table:table-cell office:value-type="float" office:value="2.41" calcext:value-type="float">
            <text:p>2,41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25х3; Ст</text:p>
          </table:table-cell>
          <table:table-cell office:value-type="string" calcext:value-type="string">
            <text:p>м</text:p>
          </table:table-cell>
          <table:table-cell office:value-type="float" office:value="3.4" calcext:value-type="float">
            <text:p>3,40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50х1.5; Ст</text:p>
          </table:table-cell>
          <table:table-cell office:value-type="string" calcext:value-type="string">
            <text:p>м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50х2; Ст</text:p>
          </table:table-cell>
          <table:table-cell office:value-type="string" calcext:value-type="string">
            <text:p>м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50х2; 304S</text:p>
          </table:table-cell>
          <table:table-cell office:value-type="string" calcext:value-type="string">
            <text:p>м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50х50х3; Ст</text:p>
          </table:table-cell>
          <table:table-cell office:value-type="string" calcext:value-type="string">
            <text:p>м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80х80х4; Ст</text:p>
          </table:table-cell>
          <table:table-cell office:value-type="string" calcext:value-type="string">
            <text:p>м</text:p>
          </table:table-cell>
          <table:table-cell office:value-type="float" office:value="9.8" calcext:value-type="float">
            <text:p>9,80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 100х50х3; Ст</text:p>
          </table:table-cell>
          <table:table-cell office:value-type="string" calcext:value-type="string">
            <text:p>м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кг</text:p>
          </table:table-cell>
          <table:table-cell table:formula="of:=[.$E$261]" office:value-type="float" office:value="50" calcext:value-type="float">
            <text:p>50,00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Ремінь клиновий В84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ків: SPB-125-01 TB-161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0" calcext:value-type="float">
            <text:p>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тулка конусна: 1610/д22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04" calcext:value-type="float">
            <text:p>20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вигун АИР80, 1.1кВт, 930 об/мин, im1081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900" calcext:value-type="float">
            <text:p>39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винт М6х10; Оц; DIN</text:p>
          </table:table-cell>
          <table:table-cell office:value-type="string" calcext:value-type="string">
            <text:p>шт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винт М5х10 мм; DIN967(прессшайба)</text:p>
          </table:table-cell>
          <table:table-cell office:value-type="string" calcext:value-type="string">
            <text:p>шт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кг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винт М5х20 мм; DIN967(прессшайба)</text:p>
          </table:table-cell>
          <table:table-cell office:value-type="string" calcext:value-type="string">
            <text:p>шт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кг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іжка пласт. для корпусів Д12,5/д5/4,4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.5" calcext:value-type="float">
            <text:p>5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мок ЗШ-1Т/00/Zn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мок ЗШ-1Т. Ключ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Порошок; Сіра шагрень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Порошок; Світло-сіра шагрень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4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Порошок; Помаранчова шагрень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4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Порошок; Чорна шагрень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4]" office:value-type="float" office:value="200" calcext:value-type="float">
            <text:p>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Емаль; Сір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office:value-type="float" office:value="80" calcext:value-type="float">
            <text:p>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Емаль; Чорн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8]" office:value-type="float" office:value="80" calcext:value-type="float">
            <text:p>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Емаль; Помаранчов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8]" office:value-type="float" office:value="80" calcext:value-type="float">
            <text:p>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; Грунтівка; Сір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table:formula="of:=[.$E$298]" office:value-type="float" office:value="80" calcext:value-type="float">
            <text:p>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. Термостійка. Срібн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. Термостійка. Чорн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арба. Термостійка. Мідна</text:p>
          </table:table-cell>
          <table:table-cell office:value-type="string" calcext:value-type="string">
            <text:p>м2</text:p>
          </table:table-cell>
          <table:table-cell office:value-type="float" office:value="0.2" calcext:value-type="float">
            <text:p>0,20</text:p>
          </table:table-cell>
          <table:table-cell office:value-type="string" calcext:value-type="string">
            <text:p>кг</text:p>
          </table:table-cell>
          <table:table-cell office:value-type="float" office:value="300" calcext:value-type="float">
            <text:p>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оживання готел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0" calcext:value-type="float">
            <text:p>1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етр LYTX-1260</text:p>
          </table:table-cell>
          <table:table-cell office:value-type="string" calcext:value-type="string">
            <text:p>м3</text:p>
          </table:table-cell>
          <table:table-cell office:value-type="float" office:value="11.2" calcext:value-type="float">
            <text:p>11,20</text:p>
          </table:table-cell>
          <table:table-cell office:value-type="string" calcext:value-type="string">
            <text:p>рул</text:p>
          </table:table-cell>
          <table:table-cell office:value-type="float" office:value="1200" calcext:value-type="float">
            <text:p>12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БС м-G1/2”з, PT-1806, INTERTOOL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445/5" office:value-type="float" office:value="89" calcext:value-type="float">
            <text:p>89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БС п- G1/2”з, PT-1823, INTERTOOL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95/5" office:value-type="float" office:value="39" calcext:value-type="float">
            <text:p>39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Ду10-G1/2”з, PT-1841,INTERTOOL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116/4" office:value-type="float" office:value="29" calcext:value-type="float">
            <text:p>29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Коліно 6522; д6-M5з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62.5" calcext:value-type="float">
            <text:p>62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Коліно 6522; д08-3/8з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94.25" calcext:value-type="float">
            <text:p>94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Коліно 6522; д08-1/4з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70.31" calcext:value-type="float">
            <text:p>70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S6510; д06-1/8(з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6.21" calcext:value-type="float">
            <text:p>26,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S6510; д08-1/8(з); <text:s/>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3.01" calcext:value-type="float">
            <text:p>3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Штуцер S6510; д08-1/4(з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ітинг Штуцер S6510; д08-3/8(з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ітинг Штуцер S6510; д08-1/2(з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ітинг Штуцер 6463; д08-1/8(в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ітинг Пневмодросель RFO-383-1/8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94.29" calcext:value-type="float">
            <text:p>194,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22-1C2 Пневморозподiльни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669.31" calcext:value-type="float">
            <text:p>669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J Котушка 220V 50/60 Hz 4VA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47.97" calcext:value-type="float">
            <text:p>247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-800 Роз'єм електрични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6.87" calcext:value-type="float">
            <text:p>46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1 M5-1/8 Фітинг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5.61" calcext:value-type="float">
            <text:p>15,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12 8-1/8 Фітинг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5.28" calcext:value-type="float">
            <text:p>35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1/8 Глушник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9.06" calcext:value-type="float">
            <text:p>39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Трійник 6540; д08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5.43" calcext:value-type="float">
            <text:p>85,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Трійник S6440; д08-1/8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ерехідник G1/2з-G1/4в; Л; 2521; <text:s/>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Фільтр-регулятор N204-D00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926.86" calcext:value-type="float">
            <text:p>926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нометр Амміак, Д100; 0..6 атм; М20х1,5; Склоприлад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Манометр М-043-Р10; 1/8з; д043мм; 10атм; <text:s/>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23.02" calcext:value-type="float">
            <text:p>223,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невмоциліндр 40M2L063A0150 (д63хід150)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835.06" calcext:value-type="float">
            <text:p>1835,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невмоциліндр. Вилка штоку G-50-63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18.4" calcext:value-type="float">
            <text:p>218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Пневморозподільник 358-015-02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114.34" calcext:value-type="float">
            <text:p>1114,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Соленоїд U7J; АС220 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54.52" calcext:value-type="float">
            <text:p>254,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Фітинг Соленоїд Розєм 122-703; АС220+інд.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рубка TRH 8/6-B; Camozzi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22.1" calcext:value-type="float">
            <text:p>22,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гулятор витрати FMM501-50slm-4..20mA (3,0м3/год)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680*1.2*1.3*40" office:value-type="float" office:value="42432" calcext:value-type="float">
            <text:p>4243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гулятор витрати FMM501-18slm-4..20mA (1,0м3/год)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680*1.2*1.3*40" office:value-type="float" office:value="42432" calcext:value-type="float">
            <text:p>4243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егулятор витрати FMM501-1,5slm-4..20mA (0,09м3/год)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formula="of:=680*1.2*1.3*40" office:value-type="float" office:value="42432" calcext:value-type="float">
            <text:p>4243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ан кульовий L100N204G (Dn15; G1/2”B),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ан кульовий НЖ; G1/2”BВ; Dn15;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ран кульовий G2”BВ; Л; Dn50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500" calcext:value-type="float">
            <text:p>15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ран рег. 1/2”ВВ,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ійник ВВН, G1/2”, Л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рійник ВВВ, G1/2”, Л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рійник ВВВ, G1/2”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ліно ВВ, G1/2”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ліно ВВ, G1/2”, Ла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ліно приварне д60х4, 304S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00" calcext:value-type="float">
            <text:p>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іно приварне д57х3,5, С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іно приварне д33,7х3, 304S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40" calcext:value-type="float">
            <text:p>2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Штуцер G1/2”з-д11, Л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46" calcext:value-type="float">
            <text:p>46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мут гвинтовий д12-20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8.7" calcext:value-type="float">
            <text:p>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мут гвинтовий д20-32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мут гвинтовий д25-40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2" calcext:value-type="float">
            <text:p>12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мут гвинтовий д30-45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2.5" calcext:value-type="float">
            <text:p>12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Хомут гвинтовий д32-50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3" calcext:value-type="float">
            <text:p>13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отаметр LZB-10F; аміак; 0,5-5m3/h; d11; НЖ; Darhor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таметр LZB-10; 0,5-5m3/h; d11; Л; Darhor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таметр LZB-4; 0,016-0,16m3/h; d09; Л; Darhor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Ротаметр LZB-10F; аміак; 0,16-1,6m3/h; d11; НЖ; Darhor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атчик тиску DH-PT300; 6bar; 24VDC; 4-20mA; G1/2”з, Darhor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атчик тиску QPM11-NO; 10bar; G1/4з, Китай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нтр-гайка G1/2”, Л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5" calcext:value-type="float">
            <text:p>1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нтр-гайка G1/2”, НЖ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5" calcext:value-type="float">
            <text:p>3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нтр-гайка G2”, Ч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60" calcext:value-type="float">
            <text:p>60,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Шланг ПВХ армований; Ду08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Трубка силіконова Ду8х2,5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120" calcext:value-type="float">
            <text:p>120,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Шланг гофра НЖ, відпалений, 1/2”ВВ, Л=2м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250" calcext:value-type="float">
            <text:p>250,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Шланг гофра НЖ, відпалений, 1/2”ВВ, Л=0,5м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Шланг ПВХ армований; Ду10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Шланг PTFE (аміак), Ду10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апан ел-магн. SPUY225AE-04-S2LED; Амміак !; НЖ; G1/2B; AC220; Camozzi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глушка 1”В, Латун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50" calcext:value-type="float">
            <text:p>5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глушка 2”В, Латун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20" calcext:value-type="float">
            <text:p>1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уфта 2”, Ст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100" calcext:value-type="float">
            <text:p>1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уфта 1/2”, Латунь</text:p>
          </table:table-cell>
          <table:table-cell office:value-type="string" calcext:value-type="string">
            <text:p>шт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шт</text:p>
          </table:table-cell>
          <table:table-cell office:value-type="float" office:value="30" calcext:value-type="float">
            <text:p>3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еталорукав д10</text:p>
          </table:table-cell>
          <table:table-cell office:value-type="string" calcext:value-type="string">
            <text:p>м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</text:p>
          </table:table-cell>
          <table:table-cell office:value-type="float" office:value="24" calcext:value-type="float">
            <text:p>24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артон ТК-10</text:p>
          </table:table-cell>
          <table:table-cell office:value-type="string" calcext:value-type="string">
            <text:p>м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м2</text:p>
          </table:table-cell>
          <table:table-cell table:number-columns-repeated="4"/>
        </table:table-row>
        <calcext:conditional-formats>
          <calcext:conditional-format calcext:target-range-address="Лист1.E2:Лист1.E380">
            <calcext:condition calcext:apply-style-name="ConditionalStyle_4" calcext:value="&lt;=0" calcext:base-cell-address="Лист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грн.</number:text>
    </number:number-style>
    <number:number-style style:name="N11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грн.</number:text>
    </number:number-style>
    <number:number-style style:name="N11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грн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     </number:text>
    </number:number-style>
    <number:number-style style:name="N128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2" style:volatile="true">
      <number:text> </number:text>
      <number:fill-character> </number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1P2" style:volatile="true">
      <number:text> </number:text>
      <number:fill-character> </number:fill-character>
      <number:text>- грн.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2" number:min-decimal-places="2" number:min-integer-digits="1" number:grouping="true"/>
      <number:text>₴</number:text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4" number:min-decimal-places="4" number:min-integer-digits="1"/>
    </number:number-style>
    <number:date-style style:name="N141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41">
      <number:text-content/>
      <style:map style:condition="value()&lt;=1.7976931348623157E+308" style:apply-style-name="N141P0"/>
    </number:text-style>
    <number:number-style style:name="N142">
      <number:number number:decimal-places="1" number:min-decimal-places="1" number:min-integer-digits="1" number:grouping="true"/>
    </number:number-style>
    <number:number-style style:name="N143P0" style:volatile="true">
      <number:number number:decimal-places="0" number:min-decimal-places="0" number:min-integer-digits="1" number:grouping="true"/>
      <number:text> ₴</number:text>
    </number:number-style>
    <number:number-style style:name="N143"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₴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₴</number:text>
    </number:number-style>
    <number:number-style style:name="N145"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₴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">
      <number:text>-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52P2" style:volatile="true">
      <number:text> </number:text>
      <number:fill-character> </number:fill-character>
      <number:text>- ₴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₴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.00.0000</text:date>, <text:time style:data-style-name="N2" text:time-value="16:21:14.6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03T18:05:14.122000000</meta:creation-date>
    <dc:date>2025-03-24T16:38:21.938000000</dc:date>
    <meta:editing-duration>PT28M16S</meta:editing-duration>
    <meta:editing-cycles>6</meta:editing-cycles>
    <meta:generator>LibreOffice/24.2.3.2$Windows_X86_64 LibreOffice_project/433d9c2ded56988e8a90e6b2e771ee4e6a5ab2ba</meta:generator>
    <dc:creator>Віталій Якименко</dc:creator>
    <meta:document-statistic meta:table-count="1" meta:cell-count="1849" meta:object-count="0"/>
  </office:meta>
</office:document-meta>
</file>